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Black4" svg:font-family="'Source Sans Pro Black'" style:font-adornments="Regular" style:font-family-generic="swiss"/>
    <style:font-face style:name="Courier New5" svg:font-family="'Courier New'" style:font-family-generic="modern" style:font-pitch="fixed"/>
    <style:font-face style:name="Courier New6" svg:font-family="'Courier New'" style:font-adornments="Bold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4" svg:font-family="'Courier New'" style:font-adornments="Semibold" style:font-family-generic="modern" style:font-pitch="fixed"/>
    <style:font-face style:name="Courier New1" svg:font-family="'Courier New'" style:font-adornments="標準" style:font-family-generic="modern" style:font-pitch="fixed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3" svg:font-family="'Courier New'" style:font-adornments="Semibold" style:font-family-generic="modern" style:font-pitch="variable"/>
    <style:font-face style:name="Courier New" svg:font-family="'Courier New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4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fill-image-width="0cm" draw:fill-image-height="0cm" draw:textarea-horizontal-align="center" draw:textarea-vertical-align="middle" draw:auto-grow-height="true" fo:min-height="4.43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auto-grow-height="false" draw:fit-to-size="shrink-to-fit" style:shrink-to-fit="true" fo:min-height="13.75cm"/>
    </style:style>
    <style:style style:name="gr4" style:family="graphic" style:parent-style-name="standard">
      <style:graphic-properties draw:stroke="none" draw:fill="none" draw:fill-color="#ffffff" draw:auto-grow-width="true" fo:min-height="0.738cm" fo:min-width="3.9cm"/>
    </style:style>
    <style:style style:name="pr1" style:family="presentation" style:parent-style-name="Midnightblue1-subtitle">
      <style:graphic-properties draw:fill-color="#ffffff" draw:auto-grow-height="true" fo:min-height="5.5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draw:stroke="none" draw:fill="none"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loext:graphic-properties draw:fill="none" draw:fill-color="#ffffff" draw:fill-image-width="0cm" draw:fill-image-height="0cm"/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7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color="#ffffff" style:font-name="Source Sans Pro Black4" fo:font-size="18pt" fo:font-weight="bold" style:font-size-asian="24pt" style:font-size-complex="24pt"/>
    </style:style>
    <style:style style:name="P9" style:family="paragraph">
      <loext:graphic-properties draw:fill="none" draw:fill-color="#ffffff"/>
      <style:text-properties fo:color="#ffffff" style:font-name="Source Sans Pro Black4" fo:font-size="18pt" fo:font-weight="bold" style:font-size-asian="24pt" style:font-size-complex="24pt"/>
    </style:style>
    <style:style style:name="P10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Courier New2" fo:font-size="26pt" fo:font-style="normal" fo:text-shadow="none" style:text-underline-style="none" fo:font-weight="bold" style:letter-kerning="true" style:font-name-asian="源ノ角ゴシック Normal2" style:font-size-asian="26pt" style:font-style-asian="normal" style:font-weight-asian="bold" style:font-name-complex="FreeSans" style:font-size-complex="28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style:font-name="Courier New2" fo:font-size="26pt" fo:font-weight="bold" style:font-weight-asian="bold" style:font-size-complex="28pt" style:font-weight-complex="600"/>
    </style:style>
    <style:style style:name="T7" style:family="text">
      <style:text-properties fo:font-size="25pt" style:font-size-complex="28pt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Courier New2" fo:font-size="23pt" fo:font-style="italic" fo:text-shadow="none" style:text-underline-style="none" style:letter-kerning="true" style:font-name-asian="源ノ角ゴシック Normal2" style:font-size-asian="26pt" style:font-style-asian="italic" style:font-name-complex="FreeSans" style:font-size-complex="28pt" style:font-style-complex="italic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Courier New2" fo:font-size="23pt" fo:font-style="normal" fo:text-shadow="none" style:text-underline-style="none" style:letter-kerning="true" style:font-name-asian="源ノ角ゴシック Normal2" style:font-size-asian="26pt" style:font-style-asian="normal" style:font-name-complex="FreeSans" style:font-size-complex="28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Courier New2" fo:font-size="23pt" fo:font-style="normal" fo:text-shadow="none" style:text-underline-style="none" fo:font-weight="bold" style:letter-kerning="true" style:font-name-asian="源ノ角ゴシック Normal2" style:font-size-asian="26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style:text-outline="false" style:text-line-through-style="none" style:text-line-through-type="none" style:font-name="Courier New2" fo:font-size="23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ourier New2" fo:font-size="23pt" fo:font-weight="normal" style:font-weight-asian="normal" style:font-size-complex="28pt" style:font-weight-complex="normal"/>
    </style:style>
    <style:style style:name="T13" style:family="text">
      <style:text-properties style:font-name="Courier New2" fo:font-size="23pt" style:font-size-complex="28pt"/>
    </style:style>
    <style:style style:name="T14" style:family="text">
      <style:text-properties style:font-name="Courier New2" fo:font-size="24pt" fo:font-weight="normal" style:font-weight-asian="normal" style:font-size-complex="28pt" style:font-weight-complex="normal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Courier New2" fo:font-size="23pt" fo:font-style="italic" fo:text-shadow="none" style:text-underline-style="none" fo:font-weight="normal" style:letter-kerning="true" style:font-name-asian="源ノ角ゴシック Normal2" style:font-size-asian="26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Courier New2" fo:font-size="23pt" fo:text-shadow="none" style:text-underline-style="none" fo:font-weight="normal" style:letter-kerning="true" style:font-name-asian="源ノ角ゴシック Normal2" style:font-size-asian="26pt" style:font-weight-asian="normal" style:font-name-complex="FreeSans" style:font-size-complex="28pt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Courier New5" fo:font-size="32pt" style:font-size-asian="28pt" style:font-size-complex="32pt"/>
    </style:style>
    <style:style style:name="T18" style:family="text">
      <style:text-properties style:font-name="Courier New5" fo:font-size="32pt" fo:font-style="italic" style:font-size-asian="28pt" style:font-style-asian="italic" style:font-size-complex="32pt" style:font-style-complex="italic"/>
    </style:style>
    <style:style style:name="T19" style:family="text">
      <style:text-properties fo:font-variant="normal" fo:text-transform="none" fo:color="#2c3e50" style:text-outline="false" style:text-line-through-style="none" style:text-line-through-type="none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ourier New2" fo:font-size="26pt" style:font-size-complex="28pt"/>
    </style:style>
    <style:style style:name="T21" style:family="text">
      <style:text-properties style:font-name="Courier New6" fo:font-size="32pt" fo:font-weight="bold" style:font-size-asian="28pt" style:font-size-complex="32pt"/>
    </style:style>
    <style:style style:name="T22" style:family="text">
      <style:text-properties fo:font-size="28pt" fo:font-weight="bold" style:font-size-asian="28pt" style:font-size-complex="32pt"/>
    </style:style>
    <style:style style:name="T23" style:family="text">
      <style:text-properties fo:font-size="20pt" style:font-size-asian="18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draw:style-name="gr1" draw:text-style-name="P2" draw:layer="layout" svg:width="26cm" svg:height="4.685cm" svg:x="1cm" svg:y="7.39cm">
          <draw:text-box>
            <text:p text:style-name="P1"><text:span text:style-name="T1">Click, a Cromulent Command-line Parsing Package for Python</text:span></text:p>
          </draw:text-box>
        </draw:frame>
        <draw:frame presentation:style-name="pr1" draw:text-style-name="P3" draw:layer="layout" svg:width="26cm" svg:height="5.5cm" svg:x="1cm" svg:y="14.5cm" presentation:class="subtitle">
          <draw:text-box>
            <text:p>Python WA meetup</text:p>
            <text:p>2021-11-04</text:p>
            <text:p/>
            <text:p><text:span text:style-name="T2">https://bit.ly/Python-Click-tal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ntents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lick rationale</text:p>
              </text:list-item>
              <text:list-item>
                <text:p>The basics</text:p>
              </text:list-item>
              <text:list-item>
                <text:p>Options</text:p>
              </text:list-item>
              <text:list-item>
                <text:p>Positional parameters</text:p>
              </text:list-item>
              <text:list-item>
                <text:p>Click types</text:p>
              </text:list-item>
              <text:list-item>
                <text:p>Subcommands</text:p>
              </text:list-item>
              <text:list-item>
                <text:p>Contexts</text:p>
              </text:list-item>
              <text:list-item>
                <text:p>Defaults and the environment</text:p>
              </text:list-item>
              <text:list-item>
                <text:p>Colours, logging, prompting, exceptions, oh my!</text:p>
              </text:list-item>
              <text:list-item>
                <text:p>Conclusion</text:p>
              </text:list-item>
              <text:list-item>
                <text:p>Questions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3" draw:text-style-name="P7" draw:layer="layout" svg:width="26cm" svg:height="14cm" svg:x="1cm" svg:y="5.5cm">
          <draw:text-box>
            <text:list text:style-name="L2">
              <text:list-item>
                <text:p text:style-name="P6"><text:span text:style-name="T3">Python as a shell scripting language</text:span></text:p>
              </text:list-item>
              <text:list-item>
                <text:p text:style-name="P6"><text:span text:style-name="T3">Command-line Parsing</text:span></text:p>
              </text:list-item>
              <text:list-item>
                <text:p text:style-name="P6"><text:span text:style-name="T3">Alternatives</text:span></text:p>
                <text:list>
                  <text:list-item>
                    <text:p text:style-name="P6"><text:span text:style-name="T3">getopt</text:span></text:p>
                  </text:list-item>
                  <text:list-item>
                    <text:p text:style-name="P6"><text:span text:style-name="T3">argparse.ArgumentParser</text:span></text:p>
                  </text:list-item>
                  <text:list-item>
                    <text:p text:style-name="P6"><text:span text:style-name="T3">docopt</text:span></text:p>
                  </text:list-item>
                  <text:list-item>
                    <text:p text:style-name="P6"><text:span text:style-name="T3">sys.argv</text:span></text:p>
                  </text:list-item>
                </text:list>
              </text:list-item>
            </text:list>
          </draw:text-box>
        </draw:frame>
        <draw:frame presentation:style-name="pr3" draw:layer="layout" svg:width="26cm" svg:height="2.663cm" svg:x="1cm" svg:y="0.837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lick rational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lick is based on the premise that writing the interface layer is a pain, and distracts from the program’s logic</text:p>
              </text:list-item>
              <text:list-item>
                <text:p>Click avoids this by using decorators</text:p>
              </text:list-item>
              <text:list-item>
                <text:p>Its declarative syntax efficiently specifies how your command-line interface should work</text:p>
                <text:list>
                  <text:list-item>
                    <text:p>option names are linked with parameter names</text:p>
                  </text:list-item>
                  <text:list-item>
                    <text:p><text:span text:style-name="T4">dashes </text:span><text:span text:style-name="T4">in </text:span>option names are mapped to underscores</text:p>
                  </text:list-item>
                  <text:list-item>
                    <text:p><text:span text:style-name="T4">reserve</text:span><text:span text:style-name="T4">d words </text:span><text:span text:style-name="T4">have an </text:span>underscore appended</text:p>
                  </text:list-item>
                </text:list>
              </text:list-item>
              <text:list-item>
                <text:p>It takes care of the details and a lot of the work (validation,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he basic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Old:</text:p>
                <text:list>
                  <text:list-item>
                    <text:p>Activate virtualenv</text:p>
                  </text:list-item>
                  <text:list-item>
                    <text:p text:style-name="P6"><text:span text:style-name="T4">Run </text:span><text:span text:style-name="T5">pip3 </text:span><text:span text:style-name="T5">install </text:span><text:span text:style-name="T5">click</text:span></text:p>
                  </text:list-item>
                </text:list>
              </text:list-item>
              <text:list-item>
                <text:p>New:</text:p>
                <text:list>
                  <text:list-item>
                    <text:p>Run <text:span text:style-name="T6">pipenv </text:span><text:span text:style-name="T6">install </text:span><text:span text:style-name="T6">click</text:span></text:p>
                  </text:list-item>
                </text:list>
              </text:list-item>
              <text:list-item>
                <text:p>Code:</text:p>
                <text:list>
                  <text:list-item>
                    <text:p><text:span text:style-name="T7">import </text:span><text:span text:style-name="T7">click</text:span><text:span text:style-name="T7"><text:line-break/></text:span><text:span text:style-name="T7">…</text:span><text:span text:style-name="T7"><text:line-break/></text:span><text:span text:style-name="T7">@click.c</text:span><text:span text:style-name="T7">ommand</text:span><text:span text:style-name="T7">()</text:span><text:span text:style-name="T7"><text:line-break/></text:span><text:span text:style-name="T7">def </text:span><text:span text:style-name="T7">action(): </text:span><text:span text:style-name="T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ptions (1)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Boolean options</text:p>
                <text:list>
                  <text:list-item>
                    <text:p>Value is True/False</text:p>
                  </text:list-item>
                  <text:list-item>
                    <text:p><text:span text:style-name="T8">@click.c</text:span><text:span text:style-name="T8">ommand</text:span><text:span text:style-name="T9">()</text:span><text:span text:style-name="T9"><text:line-break/></text:span><text:span text:style-name="T8">@click.o</text:span><text:span text:style-name="T8">ption</text:span><text:span text:style-name="T9">("-</text:span><text:span text:style-name="T9">-</text:span><text:span text:style-name="T10">magic</text:span><text:span text:style-name="T9">/--</text:span><text:span text:style-name="T10">no-</text:span><text:span text:style-name="T10">magic</text:span><text:span text:style-name="T11">", </text:span><text:span text:style-name="T11">"-m/-M</text:span><text:span text:style-name="T12">"</text:span><text:span text:style-name="T13">)</text:span><text:span text:style-name="T13"><text:line-break/></text:span><text:span text:style-name="T13">def </text:span><text:span text:style-name="T13">beryl(ma</text:span><text:span text:style-name="T13">gic: </text:span><text:span text:style-name="T13">bool):</text:span><text:span text:style-name="T13"><text:line-break/></text:span><text:span text:style-name="T13"> <text:s text:c="3"/>if </text:span><text:span text:style-name="T13">magic: .</text:span><text:span text:style-name="T13">..</text:span></text:p>
                  </text:list-item>
                  <text:list-item>
                    <text:p><text:span text:style-name="T4">Alternat</text:span><text:span text:style-name="T4">ive: </text:span><text:span text:style-name="T9">@click.o</text:span><text:span text:style-name="T9">ption("-</text:span><text:span text:style-name="T9">-</text:span><text:span text:style-name="T10">magic</text:span><text:span text:style-name="T12">", </text:span><text:span text:style-name="T12">type=boo</text:span><text:span text:style-name="T12">l</text:span><text:span text:style-name="T14">)</text:span></text:p>
                  </text:list-item>
                </text:list>
              </text:list-item>
              <text:list-item>
                <text:p>Options with parameters</text:p>
                <text:list>
                  <text:list-item>
                    <text:p><text:span text:style-name="T15">@click.c</text:span><text:span text:style-name="T15">ommand</text:span><text:span text:style-name="T11">()</text:span><text:span text:style-name="T11"><text:line-break/></text:span><text:span text:style-name="T15">@click.o</text:span><text:span text:style-name="T15">ption</text:span><text:span text:style-name="T11">(</text:span><text:span text:style-name="T9">"-</text:span><text:span text:style-name="T9">-</text:span><text:span text:style-name="T10">note</text:span><text:span text:style-name="T11">", </text:span><text:span text:style-name="T11">"-n")</text:span><text:span text:style-name="T11"><text:line-break/></text:span><text:span text:style-name="T11">def </text:span><text:span text:style-name="T11">edith(no</text:span><text:span text:style-name="T11">te: </text:span><text:span text:style-name="T11">Optional</text:span><text:span text:style-name="T11">[str]):</text:span><text:span text:style-name="T11"><text:line-break/></text:span><text:span text:style-name="T11"> <text:s text:c="3"/></text:span><text:span text:style-name="T11">print(f"</text:span><text:span text:style-name="T11">Grandma </text:span><text:span text:style-name="T11">says </text:span><text:span text:style-name="T11">{note}!</text:span><text:span text:style-name="T9">"</text:span><text:span text:style-name="T9">)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4cm" svg:height="0.988cm" svg:x="26cm" svg:y="19.413cm">
          <draw:text-box>
            <text:p text:style-name="P8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ptions (2)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Integer options</text:p>
                <text:list>
                  <text:list-item>
                    <text:p><text:span text:style-name="T15">@click.c</text:span><text:span text:style-name="T15">ommand</text:span><text:span text:style-name="T11">()</text:span><text:span text:style-name="T11"><text:line-break/></text:span><text:span text:style-name="T15">@click.o</text:span><text:span text:style-name="T15">ption</text:span><text:span text:style-name="T11">(</text:span><text:span text:style-name="T9">"-</text:span><text:span text:style-name="T9">-</text:span><text:span text:style-name="T10">cookies</text:span><text:span text:style-name="T11">"</text:span><text:span text:style-name="T11">, </text:span><text:span text:style-name="T11">type=int</text:span><text:span text:style-name="T11">)</text:span><text:span text:style-name="T11"><text:line-break/></text:span><text:span text:style-name="T11">def </text:span><text:span text:style-name="T11">clarice(</text:span><text:span text:style-name="T11">cookies: </text:span><text:span text:style-name="T11">Optional</text:span><text:span text:style-name="T11">[int]):</text:span><text:span text:style-name="T11"><text:line-break/></text:span><text:span text:style-name="T11"> <text:s text:c="3"/></text:span><text:span text:style-name="T11">print(f"</text:span><text:span text:style-name="T11">You get </text:span><text:span text:style-name="T11">{cookies</text:span><text:span text:style-name="T11">} </text:span><text:span text:style-name="T11">cookies!</text:span><text:span text:style-name="T9">")</text:span></text:p>
                  </text:list-item>
                </text:list>
              </text:list-item>
              <text:list-item>
                <text:p>Counting options</text:p>
                <text:list>
                  <text:list-item>
                    <text:p>Value is number of times option was specified</text:p>
                  </text:list-item>
                  <text:list-item>
                    <text:p><text:span text:style-name="T15">@click.c</text:span><text:span text:style-name="T15">ommand</text:span><text:span text:style-name="T11">()</text:span><text:span text:style-name="T11"><text:line-break/></text:span><text:span text:style-name="T15">@click.o</text:span><text:span text:style-name="T15">ption</text:span><text:span text:style-name="T11">(</text:span><text:span text:style-name="T9">"-</text:span><text:span text:style-name="T9">-</text:span><text:span text:style-name="T10">fish</text:span><text:span text:style-name="T11">", </text:span><text:span text:style-name="T11">count=Tr</text:span><text:span text:style-name="T11">ue)</text:span><text:span text:style-name="T11"><text:line-break/></text:span><text:span text:style-name="T11">def </text:span><text:span text:style-name="T11">janice(f</text:span><text:span text:style-name="T11">ish: </text:span><text:span text:style-name="T11">int):</text:span><text:span text:style-name="T11"><text:line-break/></text:span><text:span text:style-name="T11"> <text:s text:c="3"/></text:span><text:span text:style-name="T11">print(f"</text:span><text:span text:style-name="T11">You get </text:span><text:span text:style-name="T11">{fish} </text:span><text:span text:style-name="T11">fish!</text:span><text:span text:style-name="T9">")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4cm" svg:height="0.988cm" svg:x="26cm" svg:y="19.413cm">
          <draw:text-box>
            <text:p text:style-name="P8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ptions (3)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Mandatory options</text:p>
                <text:list>
                  <text:list-item>
                    <text:p>Click will complain if they’re missing</text:p>
                  </text:list-item>
                  <text:list-item>
                    <text:p><text:span text:style-name="T15">@click.c</text:span><text:span text:style-name="T15">ommand</text:span><text:span text:style-name="T11">()</text:span><text:span text:style-name="T11"><text:line-break/></text:span><text:span text:style-name="T15">@click.o</text:span><text:span text:style-name="T15">ption</text:span><text:span text:style-name="T11">("-</text:span><text:span text:style-name="T11">-</text:span><text:span text:style-name="T10">fishing-</text:span><text:span text:style-name="T10">licence</text:span><text:span text:style-name="T11">"</text:span><text:span text:style-name="T11">, "-l</text:span><text:span text:style-name="T9">"</text:span><text:span text:style-name="T11">,</text:span><text:span text:style-name="T11"><text:line-break/></text:span><text:span text:style-name="T11"> <text:s text:c="8"/></text:span><text:span text:style-name="T11"><text:s text:c="5"/></text:span><text:span text:style-name="T11">required</text:span><text:span text:style-name="T11">=True)</text:span><text:span text:style-name="T11"><text:line-break/></text:span><text:span text:style-name="T11">def </text:span><text:span text:style-name="T11">panic(fi</text:span><text:span text:style-name="T11">shing_li</text:span><text:span text:style-name="T11">cence: </text:span><text:span text:style-name="T11">str</text:span><text:span text:style-name="T13">):</text:span><text:span text:style-name="T13"><text:line-break/></text:span><text:span text:style-name="T13"> <text:s text:c="3"/>...</text:span></text:p>
                  </text:list-item>
                </text:list>
              </text:list-item>
              <text:list-item>
                <text:p>Choice options</text:p>
                <text:list>
                  <text:list-item>
                    <text:p><text:span text:style-name="T15">@click.c</text:span><text:span text:style-name="T15">ommand</text:span><text:span text:style-name="T11">()</text:span><text:span text:style-name="T11"><text:line-break/></text:span><text:span text:style-name="T15">@click.o</text:span><text:span text:style-name="T15">ption</text:span><text:span text:style-name="T11">("-</text:span><text:span text:style-name="T11">-</text:span><text:span text:style-name="T10">method</text:span><text:span text:style-name="T11">", </text:span><text:span text:style-name="T11">"-m</text:span><text:span text:style-name="T9">"</text:span><text:span text:style-name="T11">,</text:span><text:span text:style-name="T11"><text:line-break/></text:span><text:span text:style-name="T11"> <text:s text:c="8"/></text:span><text:span text:style-name="T11"><text:s text:c="5"/></text:span><text:span text:style-name="T11">type=cli</text:span><text:span text:style-name="T11">ck.Choic</text:span><text:span text:style-name="T11">e(['lade</text:span><text:span text:style-name="T11">n', </text:span><text:span text:style-name="T11">'un1aden</text:span><text:span text:style-name="T11">']),</text:span><text:span text:style-name="T11"><text:line-break/></text:span><text:span text:style-name="T11"> <text:s text:c="8"/></text:span><text:span text:style-name="T11"><text:s text:c="5"/></text:span><text:span text:style-name="T11">default=</text:span><text:span text:style-name="T11">"laden")</text:span><text:span text:style-name="T11"><text:line-break/></text:span><text:span text:style-name="T11">def </text:span><text:span text:style-name="T11">journey(</text:span><text:span text:style-name="T11">method: </text:span><text:span text:style-name="T11">str</text:span><text:span text:style-name="T13">):</text:span><text:span text:style-name="T13"><text:line-break/></text:span><text:span text:style-name="T13"> <text:s text:c="3"/>...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4cm" svg:height="0.988cm" svg:x="26cm" svg:y="19.413cm">
          <draw:text-box>
            <text:p text:style-name="P8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ptions (4)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 text:style-name="P6">File path options</text:p>
                <text:list>
                  <text:list-item>
                    <text:p>Value is True/False</text:p>
                  </text:list-item>
                  <text:list-item>
                    <text:p><text:span text:style-name="T15">@click.c</text:span><text:span text:style-name="T15">ommand</text:span><text:span text:style-name="T11">()</text:span><text:span text:style-name="T11"><text:line-break/></text:span><text:span text:style-name="T15">@click.o</text:span><text:span text:style-name="T15">ption</text:span><text:span text:style-name="T11">("-</text:span><text:span text:style-name="T11">-</text:span><text:span text:style-name="T10">file</text:span><text:span text:style-name="T11">", </text:span><text:span text:style-name="T11">"-f</text:span><text:span text:style-name="T9">"</text:span><text:span text:style-name="T11">,</text:span><text:span text:style-name="T11"><text:line-break/></text:span><text:span text:style-name="T11"> <text:s text:c="8"/></text:span><text:span text:style-name="T11"><text:s text:c="5"/></text:span><text:span text:style-name="T11">default=</text:span><text:span text:style-name="T11">".env.sh</text:span><text:span text:style-name="T11">",</text:span><text:span text:style-name="T11"><text:line-break/></text:span><text:span text:style-name="T11"> <text:s text:c="8"/></text:span><text:span text:style-name="T11"><text:s text:c="5"/></text:span><text:span text:style-name="T11">type=cli</text:span><text:span text:style-name="T11">ck.Path(</text:span><text:span text:style-name="T11">exists=T</text:span><text:span text:style-name="T11">rue))</text:span><text:span text:style-name="T11"><text:line-break/></text:span><text:span text:style-name="T11">def </text:span><text:span text:style-name="T11">beryl(fi</text:span><text:span text:style-name="T11">le: </text:span><text:span text:style-name="T11">os.PathL</text:span><text:span text:style-name="T11">ike):</text:span><text:span text:style-name="T11"><text:line-break/></text:span><text:span text:style-name="T11"> <text:s text:c="3"/></text:span><text:span text:style-name="T11">print(f"</text:span><text:span text:style-name="T11">Filename</text:span><text:span text:style-name="T11">: </text:span><text:span text:style-name="T11">{file}")</text:span></text:p>
                  </text:list-item>
                </text:list>
              </text:list-item>
              <text:list-item>
                <text:p>File handle options</text:p>
                <text:list>
                  <text:list-item>
                    <text:p>Click opens &amp; closes the file for you</text:p>
                  </text:list-item>
                  <text:list-item>
                    <text:p><text:span text:style-name="T15">@click.c</text:span><text:span text:style-name="T15">ommand</text:span><text:span text:style-name="T11">()</text:span><text:span text:style-name="T11"><text:line-break/></text:span><text:span text:style-name="T15">@click.o</text:span><text:span text:style-name="T15">ption</text:span><text:span text:style-name="T11">("-</text:span><text:span text:style-name="T11">-</text:span><text:span text:style-name="T10">countrie</text:span><text:span text:style-name="T10">s</text:span><text:span text:style-name="T11">", </text:span><text:span text:style-name="T11">type=cli</text:span><text:span text:style-name="T11">ck.File(</text:span><text:span text:style-name="T11">))</text:span><text:span text:style-name="T11"><text:line-break/></text:span><text:span text:style-name="T11">def </text:span><text:span text:style-name="T11">carmen(c</text:span><text:span text:style-name="T11">ountries</text:span><text:span text:style-name="T11">: </text:span><text:span text:style-name="T11">typing.T</text:span><text:span text:style-name="T11">extIO):</text:span><text:span text:style-name="T11"><text:line-break/></text:span><text:span text:style-name="T11"><text:tab/></text:span><text:span text:style-name="T11">for </text:span><text:span text:style-name="T11">country </text:span><text:span text:style-name="T11">in </text:span><text:span text:style-name="T11">countrie</text:span><text:span text:style-name="T11">s: </text:span><text:span text:style-name="T11">print(co</text:span><text:span text:style-name="T11">untry)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4cm" svg:height="0.988cm" svg:x="26cm" svg:y="19.413cm">
          <draw:text-box>
            <text:p text:style-name="P8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ptions (5)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Multi-string options</text:p>
                <text:list>
                  <text:list-item>
                    <text:p>Values come back in a list</text:p>
                  </text:list-item>
                  <text:list-item>
                    <text:p>Default must be given as a list</text:p>
                  </text:list-item>
                  <text:list-item>
                    <text:p><text:span text:style-name="T15">@click.c</text:span><text:span text:style-name="T15">ommand</text:span><text:span text:style-name="T11">()</text:span><text:span text:style-name="T11"><text:line-break/></text:span><text:span text:style-name="T15">@click.o</text:span><text:span text:style-name="T15">ption</text:span><text:span text:style-name="T11">("-</text:span><text:span text:style-name="T11">-idea", </text:span><text:span text:style-name="T11">"-i", </text:span><text:span text:style-name="T11">"</text:span><text:span text:style-name="T10">ideas</text:span><text:span text:style-name="T11">", </text:span><text:span text:style-name="T11">multiple</text:span><text:span text:style-name="T11">=True)</text:span><text:span text:style-name="T11"><text:line-break/></text:span><text:span text:style-name="T11">def </text:span><text:span text:style-name="T11">prognost</text:span><text:span text:style-name="T11">icate(id</text:span><text:span text:style-name="T11">eas: </text:span><text:span text:style-name="T11">List[str</text:span><text:span text:style-name="T11">]</text:span><text:span text:style-name="T13">):</text:span><text:span text:style-name="T13"><text:line-break/></text:span><text:span text:style-name="T13"> <text:s text:c="3"/>...</text:span></text:p>
                  </text:list-item>
                </text:list>
              </text:list-item>
              <text:list-item>
                <text:p>Password option</text:p>
                <text:list>
                  <text:list-item>
                    <text:p><text:span text:style-name="T8">@click.c</text:span><text:span text:style-name="T8">ommand</text:span><text:span text:style-name="T9">()</text:span><text:span text:style-name="T9"><text:line-break/></text:span><text:span text:style-name="T8">@click.p</text:span><text:span text:style-name="T8">assword_</text:span><text:span text:style-name="T8">option</text:span><text:span text:style-name="T9">()</text:span><text:span text:style-name="T9"><text:line-break/></text:span><text:span text:style-name="T9">def </text:span><text:span text:style-name="T9">encrypt(</text:span><text:span text:style-name="T9">password</text:span><text:span text:style-name="T9">):</text:span><text:span text:style-name="T9"><text:line-break/></text:span><text:span text:style-name="T9"> <text:s text:c="3"/>...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4cm" svg:height="0.988cm" svg:x="25.8cm" svg:y="19.413cm">
          <draw:text-box>
            <text:p text:style-name="P8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ptions (6)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3">Prompti</text:span><text:span text:style-name="T3">ng </text:span><text:span text:style-name="T3">when </text:span><text:span text:style-name="T3">an </text:span><text:span text:style-name="T3">option </text:span><text:span text:style-name="T3">is </text:span>missing</text:p>
                <text:list>
                  <text:list-item>
                    <text:p><text:span text:style-name="T15">@click.c</text:span><text:span text:style-name="T15">ommand</text:span><text:span text:style-name="T16">()</text:span><text:span text:style-name="T16"><text:line-break/></text:span><text:span text:style-name="T15">@click.o</text:span><text:span text:style-name="T15">ption</text:span><text:span text:style-name="T11">("</text:span><text:span text:style-name="T9">-</text:span><text:span text:style-name="T9">-</text:span><text:span text:style-name="T10">name</text:span><text:span text:style-name="T11">", </text:span><text:span text:style-name="T11">prompt='</text:span><text:span text:style-name="T11">Your </text:span><text:span text:style-name="T11">name </text:span><text:span text:style-name="T11">please')</text:span><text:span text:style-name="T11"><text:line-break/></text:span><text:span text:style-name="T11">def </text:span><text:span text:style-name="T11">hello(na</text:span><text:span text:style-name="T11">me: </text:span><text:span text:style-name="T11">str):</text:span><text:span text:style-name="T11"><text:line-break/></text:span><text:span text:style-name="T11"> <text:s text:c="3"/></text:span><text:span text:style-name="T11">click.ec</text:span><text:span text:style-name="T11">ho("Hell</text:span><text:span text:style-name="T11">o </text:span><text:span text:style-name="T11">{name}!"</text:span><text:span text:style-name="T13">)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ositional parameter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 text:style-name="P6"><text:span text:style-name="T3">Lists of </text:span><text:span text:style-name="T3">parame</text:span><text:span text:style-name="T3">ters, </text:span><text:span text:style-name="T3">a.k.a. </text:span><text:span text:style-name="T3">argume</text:span><text:span text:style-name="T3">nts</text:span></text:p>
                <text:list>
                  <text:list-item>
                    <text:p text:style-name="P10"><text:span text:style-name="T15">@click.c</text:span><text:span text:style-name="T15">ommand</text:span><text:span text:style-name="T11">()</text:span><text:span text:style-name="T11"><text:line-break/></text:span><text:span text:style-name="T15">@click.a</text:span><text:span text:style-name="T15">rgument</text:span><text:span text:style-name="T11">(</text:span><text:span text:style-name="T11">"quantit</text:span><text:span text:style-name="T11">y")</text:span><text:span text:style-name="T11"><text:line-break/></text:span><text:span text:style-name="T11">def </text:span><text:span text:style-name="T11">measure(</text:span><text:span text:style-name="T11">quantity</text:span><text:span text:style-name="T11">: str):</text:span><text:span text:style-name="T11"><text:line-break/></text:span><text:span text:style-name="T11"> <text:s text:c="3"/>...</text:span></text:p>
                  </text:list-item>
                  <text:list-item>
                    <text:p text:style-name="P6"><text:span text:style-name="T15">@click.c</text:span><text:span text:style-name="T15">ommand</text:span><text:span text:style-name="T11">()</text:span><text:span text:style-name="T11"><text:line-break/></text:span><text:span text:style-name="T15">@click.a</text:span><text:span text:style-name="T15">rgument</text:span><text:span text:style-name="T11">(</text:span><text:span text:style-name="T11">"first", </text:span><text:span text:style-name="T11">type=int</text:span><text:span text:style-name="T11">)</text:span><text:span text:style-name="T11"><text:line-break/></text:span><text:span text:style-name="T15">@click.a</text:span><text:span text:style-name="T15">rgument</text:span><text:span text:style-name="T11">(</text:span><text:span text:style-name="T11">"second"</text:span><text:span text:style-name="T11">, </text:span><text:span text:style-name="T11">type=cli</text:span><text:span text:style-name="T11">ck.Path(</text:span><text:span text:style-name="T11">))</text:span><text:span text:style-name="T11"><text:line-break/></text:span><text:span text:style-name="T15">@click.a</text:span><text:span text:style-name="T15">rgument</text:span><text:span text:style-name="T11">(</text:span><text:span text:style-name="T11">"third")</text:span><text:span text:style-name="T11"><text:line-break/></text:span><text:span text:style-name="T11">def </text:span><text:span text:style-name="T11">example(</text:span><text:span text:style-name="T11">first: </text:span><text:span text:style-name="T11">str, </text:span><text:span text:style-name="T11">second: </text:span><text:span text:style-name="T11">str, </text:span><text:span text:style-name="T11">third: </text:span><text:span text:style-name="T11">str):</text:span><text:span text:style-name="T11"><text:line-break/></text:span><text:span text:style-name="T11"> <text:s text:c="3"/>...</text:span></text:p>
                  </text:list-item>
                </text:list>
              </text:list-item>
              <text:list-item>
                <text:p>Variable numbers of parameters</text:p>
                <text:list>
                  <text:list-item>
                    <text:p><text:span text:style-name="T15">@click.c</text:span><text:span text:style-name="T15">ommand</text:span><text:span text:style-name="T11">()</text:span><text:span text:style-name="T11"><text:line-break/></text:span><text:span text:style-name="T15">@click.a</text:span><text:span text:style-name="T15">rgument</text:span><text:span text:style-name="T11">(</text:span><text:span text:style-name="T11">"names", </text:span><text:span text:style-name="T11">nargs=-</text:span><text:span text:style-name="T11">1)</text:span><text:span text:style-name="T11"><text:line-break/></text:span><text:span text:style-name="T11">def </text:span><text:span text:style-name="T11">measure(</text:span><text:span text:style-name="T11">names: </text:span><text:span text:style-name="T11">Tuple[st</text:span><text:span text:style-name="T11">r, ...])</text:span><text:span text:style-name="T11">:</text:span><text:span text:style-name="T11"><text:line-break/></text:span><text:span text:style-name="T11"> <text:s text:c="3"/>...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4cm" svg:height="0.988cm" svg:x="25.8cm" svg:y="19.413cm">
          <draw:text-box>
            <text:p text:style-name="P8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lick type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basic </text:span><text:span text:style-name="T3">builtin </text:span><text:span text:style-name="T3">types</text:span></text:p>
              </text:list-item>
              <text:list-item>
                <text:p><text:span text:style-name="T3">click.Ch</text:span><text:span text:style-name="T3">oice</text:span></text:p>
              </text:list-item>
              <text:list-item>
                <text:p><text:span text:style-name="T3">click.Da</text:span><text:span text:style-name="T3">teTime</text:span></text:p>
              </text:list-item>
              <text:list-item>
                <text:p>click.File</text:p>
              </text:list-item>
              <text:list-item>
                <text:p>click.FloatRange</text:p>
              </text:list-item>
              <text:list-item>
                <text:p>click.IntRange</text:p>
              </text:list-item>
              <text:list-item>
                <text:p>click.Path</text:p>
              </text:list-item>
              <text:list-item>
                <text:p>click.Tuple — use with <text:span text:style-name="T17">nargs=</text:span><text:span text:style-name="T18">n</text:span></text:p>
              </text:list-item>
              <text:list-item>
                <text:p>click.UUID</text:p>
              </text:list-item>
            </text:list>
          </draw:text-box>
        </draw:frame>
        <draw:frame draw:style-name="gr4" draw:text-style-name="P9" draw:layer="layout" svg:width="4.4cm" svg:height="0.988cm" svg:x="25.8cm" svg:y="19.413cm">
          <draw:text-box>
            <text:p text:style-name="P8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ubcommand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4" draw:text-style-name="P9" draw:layer="layout" svg:width="4.4cm" svg:height="0.988cm" svg:x="25.8cm" svg:y="19.413cm">
          <draw:text-box>
            <text:p text:style-name="P8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ontext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4" draw:text-style-name="P9" draw:layer="layout" svg:width="4.4cm" svg:height="0.988cm" svg:x="25.8cm" svg:y="19.413cm">
          <draw:text-box>
            <text:p text:style-name="P8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Defaults and the environment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4" draw:text-style-name="P9" draw:layer="layout" svg:width="4.4cm" svg:height="0.988cm" svg:x="25.8cm" svg:y="19.413cm">
          <draw:text-box>
            <text:p text:style-name="P8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lours, logging, prompting, exceptions, oh my!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Regular output</text:p>
                <text:list>
                  <text:list-item>
                    <text:p><text:span text:style-name="T13">click.se</text:span><text:span text:style-name="T13">cho("Hi!</text:span><text:span text:style-name="T13">")</text:span></text:p>
                  </text:list-item>
                </text:list>
              </text:list-item>
              <text:list-item>
                <text:p>Coloured output</text:p>
                <text:list>
                  <text:list-item>
                    <text:p><text:span text:style-name="T13">click.se</text:span><text:span text:style-name="T13">cho(f"{s</text:span><text:span text:style-name="T13">hell} </text:span><text:span text:style-name="T13">completi</text:span><text:span text:style-name="T13">on </text:span><text:span text:style-name="T13">installe</text:span><text:span text:style-name="T13">d in </text:span><text:span text:style-name="T13">{path}",</text:span><text:span text:style-name="T13"><text:line-break/></text:span><text:span text:style-name="T13"> <text:s text:c="8"/></text:span><text:span text:style-name="T13"><text:s text:c="3"/></text:span><text:span text:style-name="T13">fg="gree</text:span><text:span text:style-name="T13">n")</text:span></text:p>
                  </text:list-item>
                </text:list>
              </text:list-item>
              <text:list-item>
                <text:p text:style-name="P6">Error messages and exceptions</text:p>
                <text:list>
                  <text:list-item>
                    <text:p><text:span text:style-name="T13">raise </text:span><text:span text:style-name="T13">click.Cl</text:span><text:span text:style-name="T13">ickExcep</text:span><text:span text:style-name="T13">tion("To</text:span><text:span text:style-name="T13">o many </text:span><text:span text:style-name="T13">widgets"</text:span><text:span text:style-name="T13">)</text:span></text:p>
                  </text:list-item>
                  <text:list-item>
                    <text:p><text:span text:style-name="T13">raise </text:span><text:span text:style-name="T13">click.Fi</text:span><text:span text:style-name="T13">leError(</text:span><text:span text:style-name="T13"><text:line-break/></text:span><text:span text:style-name="T13"> <text:s text:c="8"/></text:span><text:span text:style-name="T13"><text:s text:c="3"/>filen</text:span><text:span text:style-name="T13">ame=str(</text:span><text:span text:style-name="T13">config_p</text:span><text:span text:style-name="T13">ath),</text:span><text:span text:style-name="T13"><text:line-break/></text:span><text:span text:style-name="T13"> <text:s text:c="8"/></text:span><text:span text:style-name="T13"><text:s text:c="3"/></text:span><text:span text:style-name="T13">hint="Er</text:span><text:span text:style-name="T13">ror </text:span><text:span text:style-name="T13">reading </text:span><text:span text:style-name="T13">configur</text:span><text:span text:style-name="T13">ation </text:span><text:span text:style-name="T13">file: </text:span><text:span text:style-name="T13">{}".form</text:span><text:span text:style-name="T13">at(exc))</text:span></text:p>
                  </text:list-item>
                </text:list>
              </text:list-item>
              <text:list-item>
                <text:p>Prompting</text:p>
                <text:list>
                  <text:list-item>
                    <text:p><text:span text:style-name="T19">Use for </text:span><text:span text:style-name="T19">missing </text:span><text:span text:style-name="T19">argume</text:span><text:span text:style-name="T19">nts: </text:span><text:span text:style-name="T11">n = </text:span><text:span text:style-name="T11">click.pr</text:span><text:span text:style-name="T11">ompt("Nu</text:span><text:span text:style-name="T11">mber?</text:span><text:span text:style-name="T13">")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4cm" svg:height="0.988cm" svg:x="25.8cm" svg:y="19.413cm">
          <draw:text-box>
            <text:p text:style-name="P8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onclusio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lick handles everything</text:p>
              </text:list-item>
              <text:list-item>
                <text:p>...including <text:span text:style-name="T20">--</text:span><text:span text:style-name="T20">help</text:span></text:p>
                <text:list>
                  <text:list-item>
                    <text:p>Add <text:span text:style-name="T21">help=</text:span><text:span text:style-name="T21">""</text:span> argument to:-</text:p>
                    <text:list>
                      <text:list-item>
                        <text:p><text:span text:style-name="T20">@clic</text:span><text:span text:style-name="T20">k.com</text:span><text:span text:style-name="T20">mand(</text:span><text:span text:style-name="T20">)</text:span></text:p>
                      </text:list-item>
                      <text:list-item>
                        <text:p><text:span text:style-name="T20">@clic</text:span><text:span text:style-name="T20">k.opt</text:span><text:span text:style-name="T20">ion()</text:span></text:p>
                      </text:list-item>
                      <text:list-item>
                        <text:p><text:span text:style-name="T20">@clic</text:span><text:span text:style-name="T20">k.arg</text:span><text:span text:style-name="T20">ument</text:span><text:span text:style-name="T20">()</text:span></text:p>
                      </text:list-item>
                    </text:list>
                  </text:list-item>
                </text:list>
              </text:list-item>
              <text:list-item>
                <text:p>Separation of concerns</text:p>
              </text:list-item>
              <text:list-item>
                <text:p>cookiecutter support:</text:p>
                <text:list>
                  <text:list-item>
                    <text:p>https://github.com/audreyr/cookiecutter-pypackage</text:p>
                  </text:list-item>
                </text:list>
              </text:list-item>
              <text:list-item>
                <text:p>Extensible: <text:span text:style-name="T22">https://p</text:span><text:span text:style-name="T22">ypi.org/p</text:span><text:span text:style-name="T22">roject/cli</text:span><text:span text:style-name="T22">ck-log/</text:span> </text:p>
              </text:list-item>
            </text:list>
          </draw:text-box>
        </draw:frame>
        <draw:frame draw:style-name="gr4" draw:text-style-name="P9" draw:layer="layout" svg:width="4.4cm" svg:height="0.988cm" svg:x="25.8cm" svg:y="19.413cm">
          <draw:text-box>
            <text:p text:style-name="P8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Questions?<text:line-break/><text:line-break/><text:span text:style-name="T23">bit.ly/Python-Click-talk</text:span><text:span text:style-name="T23"><text:line-break/></text:span><text:span text:style-name="T23">alastair@plug.org.a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Black4" svg:font-family="'Source Sans Pro Black'" style:font-adornments="Regular" style:font-family-generic="swiss"/>
    <style:font-face style:name="Courier New5" svg:font-family="'Courier New'" style:font-family-generic="modern" style:font-pitch="fixed"/>
    <style:font-face style:name="Courier New6" svg:font-family="'Courier New'" style:font-adornments="Bold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4" svg:font-family="'Courier New'" style:font-adornments="Semibold" style:font-family-generic="modern" style:font-pitch="fixed"/>
    <style:font-face style:name="Courier New1" svg:font-family="'Courier New'" style:font-adornments="標準" style:font-family-generic="modern" style:font-pitch="fixed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3" svg:font-family="'Courier New'" style:font-adornments="Semibold" style:font-family-generic="modern" style:font-pitch="variable"/>
    <style:font-face style:name="Courier New" svg:font-family="'Courier New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4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3T21:55:17.677446485</meta:creation-date>
    <meta:editing-duration>PT1H15M26S</meta:editing-duration>
    <meta:editing-cycles>11</meta:editing-cycles>
    <meta:generator>LibreOffice/6.1.5.2$Linux_X86_64 LibreOffice_project/10$Build-2</meta:generator>
    <dc:title>Midnightblue</dc:title>
    <meta:initial-creator>Alastair Irvine</meta:initial-creator>
    <dc:date>2021-11-04T02:44:51.327805585</dc:date>
    <dc:creator>Alastair Irvine</dc:creator>
    <meta:document-statistic meta:object-count="135"/>
  </office:meta>
</office:document-meta>
</file>